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EGOCIOS GABRIELA'S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3321941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159829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/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4 - Trans. Aer. Caja Gallinas Ponedoras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10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GALLINAS BB</text:p>
          </table:table-cell>
          <table:table-cell table:style-name="Tabla3.A2" office:value-type="string">
            <text:p text:style-name="P20">2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9:28:5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